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397cm" svg:height="0.799cm" draw:transform="skewX (0.000523598775598251) rotate (-1.82072747568049) translate (5.41986752493019cm 3.6978202884922cm)" svg:viewBox="0 0 4398 800" svg:d="M200 792c453-55 1077-192 1787-214s1541 79 2218 222c126 13 317-614 82-658-760-119-1287-150-2125-140-837 10-1757 102-2122 121-119-3 56 682 160 669z">
          <text:p/>
        </draw:path>
        <draw:path draw:style-name="gr1" draw:text-style-name="P1" draw:layer="layout" svg:width="4.304cm" svg:height="0.863cm" draw:transform="skewX (0.00017453292519949) rotate (-1.23674030796318) translate (5.31784629447281cm 3.4603888204708cm)" svg:viewBox="0 0 4305 864" svg:d="M358 860c240-5 861 21 1979-16 1116-36 1563-51 1939-55 127 2-200-799-345-789-397 26-1077 92-1986 121-908 28-1129-5-1832-57-274-20 5 802 245 796z">
          <text:p/>
        </draw:path>
        <draw:path draw:style-name="gr1" draw:text-style-name="P1" draw:layer="layout" svg:width="4.688cm" svg:height="0.88cm" draw:transform="skewX (-0.000174532925199402) rotate (-1.29660510130659) translate (3.11332343358119cm 3.3513561976791cm)" svg:viewBox="0 0 4689 881" svg:d="M333 881c236-3 1070-4 2185-18 1115-16 1742-74 2126-97 126-7-18-815-395-764-376 51-969 119-1877 147-909 29-2011-37-2304-48-179-9 24 788 265 780z">
          <text:p/>
        </draw:path>
        <draw:path draw:style-name="gr1" draw:text-style-name="P1" draw:layer="layout" svg:width="4.67cm" svg:height="0.806cm" draw:transform="skewX (-0.000523598775598311) rotate (-1.82160014030648) translate (7.8096088574435cm 3.1595295144658cm)" svg:viewBox="0 0 4671 807" svg:d="M247 807c454-74 1208-199 1939-217s1600 39 2291 206c125 14 318-615 82-658-800-144-1162-150-2040-129-877 20-2096 83-2475 125-142 16 94 690 203 673z">
          <text:p/>
        </draw:path>
        <draw:path draw:style-name="gr1" draw:text-style-name="P1" draw:layer="layout" svg:width="0.902cm" svg:height="0.661cm" draw:transform="skewX (0.001221730476396) rotate (-2.1556561591382) translate (3.1677906519278cm 3.49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1) rotate (-2.1556561591382) translate (5.4244573185944cm 3.63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5) rotate (-2.15652882376419) translate (7.7928895804584cm 3.12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cm" draw:transform="skewX (0.00122173047639607) rotate (-2.15652882376419) translate (4.4188736382087cm 7.53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6.75099110710371cm 7.2494484371657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1.188cm" svg:height="1.68cm" draw:transform="skewX (0.000698131700797734) rotate (-0.386415896391545) translate (4.1554799557722cm 1.4364093638744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79) translate (4.35398763473591cm 2.518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5517146862296cm 2.1313608742842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4274578120657cm 1.710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5991691751043cm 2.312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52:03.524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